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69: "* KRISP!^1!&amp;* awa..^1. ser leit..^1.&amp;* tem schon Partner haben.../%",</text:p>
          </table:table-cell>
          <table:table-cell table:number-columns-repeated="6"/>
          <table:table-cell office:value-type="string" calcext:value-type="string">
            <text:p>Zeilennummer 169: "* KRISP!^1!&amp;* awa..^1. ver sorz..^1.&amp;* tem already have partner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tem Partner mit..^1.&amp;* EI!!!/%",</text:p>
          </table:table-cell>
          <table:table-cell table:number-columns-repeated="6"/>
          <table:table-cell office:value-type="string" calcext:value-type="string">
            <text:p>Zeilennummer 169: "* tem partner with..^1.&amp;* EG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(Es ist ein Schwarzweiß Hartgekochtes Ei.)/",</text:p>
          </table:table-cell>
          <table:table-cell table:number-columns-repeated="6"/>
          <table:table-cell office:value-type="string" calcext:value-type="string">
            <text:p>Zeilennummer 169: "* (It's a black-and-white hardboiled egg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(Jedoch, scheint es schon einen Partner zu haben.)/%",</text:p>
          </table:table-cell>
          <table:table-cell table:number-columns-repeated="6"/>
          <table:table-cell office:value-type="string" calcext:value-type="string">
            <text:p>Zeilennummer 169: "* (Sadly, seems like it already has a partner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suz... SER BOSE!!^1!&amp;* sagt tem spricht dumm.../",</text:p>
          </table:table-cell>
          <table:table-cell table:number-columns-repeated="6"/>
          <table:table-cell office:value-type="string" calcext:value-type="string">
            <text:p>Zeilennummer 169: "* suz... VER MEAN!!^1!&amp;* said tem talk stupi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FALCH^1! tem ist KLUG!!^1!&amp;* tem studiert hart und geht in COLLEGE!!!/%",</text:p>
          </table:table-cell>
          <table:table-cell table:number-columns-repeated="6"/>
          <table:table-cell office:value-type="string" calcext:value-type="string">
            <text:p>Zeilennummer 169: "* WRON^1! tem a SMART!!^1!&amp;* tem study hard and go to COLLEGE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suz... SER BOSE!!^1!&amp;* sagt Ei..^1.&amp;* VERGISS ES!!!/%",</text:p>
          </table:table-cell>
          <table:table-cell table:number-columns-repeated="6"/>
          <table:table-cell office:value-type="string" calcext:value-type="string">
            <text:p>Zeilennummer 169: "* suz... VER MEAN!!^1!&amp;* said eg..^1.&amp;* NEVER HATCH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69: "* (Das hartgekochte Ei zeigt dir sein Mitleid.)/%",</text:p>
          </table:table-cell>
          <table:table-cell table:number-columns-repeated="6"/>
          <table:table-cell office:value-type="string" calcext:value-type="string">
            <text:p>Zeilennummer 169: "* (The hardboiled egg emanates a feeling of pity towards you.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35:14.431000000</meta:creation-date>
    <dc:date>2023-06-18T22:35:52.290000000</dc:date>
    <meta:editing-duration>PT38S</meta:editing-duration>
    <meta:editing-cycles>1</meta:editing-cycles>
    <meta:document-statistic meta:table-count="1" meta:cell-count="19" meta:object-count="0"/>
    <meta:generator>LibreOffice/7.4.3.2$Windows_X86_64 LibreOffice_project/1048a8393ae2eeec98dff31b5c133c5f1d08b890</meta:generator>
  </office:meta>
</office:document-meta>
</file>